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color="#000000" style:font-name="Liberation Serif" fo:font-size="12pt" style:font-size-asian="12pt" style:font-size-complex="12pt"/>
    </style:style>
    <style:style style:name="P8" style:family="paragraph" style:parent-style-name="Text_20_body">
      <style:text-properties style:font-name="Liberation Serif" fo:font-size="12pt" fo:font-weight="normal" style:font-size-asian="12pt" style:font-size-complex="12pt"/>
    </style:style>
    <style:style style:name="P9" style:family="paragraph" style:parent-style-name="Text_20_body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fo:line-height="114%" style:writing-mode="lr-tb"/>
    </style:style>
    <style:style style:name="P15" style:family="paragraph" style:parent-style-name="Text_20_body">
      <style:paragraph-properties fo:margin-top="0cm" fo:margin-bottom="0cm" fo:line-height="114%" style:writing-mode="lr-tb"/>
      <style:text-properties fo:color="#0000ff" style:font-name="Liberation Serif" fo:font-size="12pt" style:font-size-asian="12pt" style:font-size-complex="12pt"/>
    </style:style>
    <style:style style:name="P16" style:family="paragraph" style:parent-style-name="Text_20_body">
      <style:paragraph-properties fo:margin-top="0cm" fo:margin-bottom="0cm" fo:line-height="114%" style:writing-mode="lr-tb"/>
      <style:text-properties fo:color="#0000ff" style:font-name="Liberation Serif" fo:font-size="12pt" fo:font-weight="normal" style:font-size-asian="12pt" style:font-size-complex="12pt"/>
    </style:style>
    <style:style style:name="P17" style:family="paragraph" style:parent-style-name="Text_20_body">
      <style:paragraph-properties fo:margin-top="0cm" fo:margin-bottom="0cm" fo:line-height="114%" style:writing-mode="lr-tb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fo:line-height="114%" style:writing-mode="lr-tb"/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margin-top="0cm" fo:margin-bottom="0cm" fo:line-height="114%"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fo:line-height="114%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line-height="114%" fo:text-indent="1.27cm" style:auto-text-indent="false" style:writing-mode="lr-tb"/>
    </style:style>
    <style:style style:name="P24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Liberation Serif" fo:font-size="12pt" fo:font-weight="bold" style:font-size-asian="12pt" style:font-size-complex="12pt"/>
    </style:style>
    <style:style style:name="P26" style:family="paragraph" style:parent-style-name="Preformatted_20_Text">
      <style:text-properties style:font-name="Liberation Serif" fo:font-size="12pt" style:font-size-asian="12pt" style:font-size-complex="12pt"/>
    </style:style>
    <style:style style:name="P27" style:family="paragraph" style:parent-style-name="Preformatted_20_Text">
      <style:text-properties fo:color="#000000" fo:font-size="12pt" fo:font-weight="bold" style:font-size-asian="12pt" style:font-weight-asian="bold" style:font-size-complex="12pt" style:font-weight-complex="bold"/>
    </style:style>
    <style:style style:name="P28" style:family="paragraph" style:parent-style-name="Preformatted_20_Text">
      <style:text-properties fo:color="#000000" fo:font-size="12pt" style:font-size-asian="12pt" style:font-size-complex="12pt"/>
    </style:style>
    <style:style style:name="P29" style:family="paragraph" style:parent-style-name="Preformatted_20_Text">
      <style:text-properties fo:color="#000000" fo:font-size="12pt" fo:font-weight="normal"/>
    </style:style>
    <style:style style:name="P30" style:family="paragraph" style:parent-style-name="Preformatted_20_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32" style:family="paragraph" style:parent-style-name="Preformatted_20_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Arial" fo:font-size="11.25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text-underline-style="none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ize="11.25pt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ize="11.25pt" fo:font-style="normal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16" style:family="text">
      <style:text-properties fo:font-variant="normal" fo:text-transform="none" fo:color="#0000ff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0000ff" style:text-line-through-style="none" style:text-underline-style="none" style:text-blinking="false" fo:background-color="transparent"/>
    </style:style>
    <style:style style:name="T18" style:family="text">
      <style:text-properties fo:font-variant="normal" fo:text-transform="none" fo:color="#0000ff" style:text-line-through-style="none" style:text-underline-style="none" style:text-blinking="false" fo:background-color="transparent" style:font-weight-asian="normal" style:font-weight-complex="normal"/>
    </style:style>
    <style:style style:name="T19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/>
    </style:style>
    <style:style style:name="T20" style:family="text">
      <style:text-properties fo:font-variant="normal" fo:text-transform="none" fo:color="#0000ff" style:text-line-through-style="none" fo:font-style="normal" style:text-underline-style="none" style:text-blinking="false" fo:background-color="transparent"/>
    </style:style>
    <style:style style:name="T21" style:family="text">
      <style:text-properties fo:font-variant="normal" fo:text-transform="none" fo:color="#0000ff" style:text-line-through-style="none" fo:font-style="normal" style:text-underline-style="none" style:text-blinking="false" fo:background-color="transparent" style:font-weight-asian="normal" style:font-weight-complex="normal"/>
    </style:style>
    <style:style style:name="T22" style:family="text">
      <style:text-properties fo:font-variant="normal" fo:text-transform="none" fo:color="#0000ff" fo:font-style="normal" style:text-underline-style="solid" style:text-underline-width="auto" style:text-underline-color="font-color" fo:font-weight="normal" fo:background-color="transparent"/>
    </style:style>
    <style:style style:name="T23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24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25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26" style:family="text">
      <style:text-properties fo:font-variant="normal" fo:text-transform="none" style:text-line-through-style="none" fo:font-style="normal" style:text-underline-style="none" style:text-blinking="false" fo:background-color="#ffffff"/>
    </style:style>
    <style:style style:name="T27" style:family="text">
      <style:text-properties fo:font-variant="normal" fo:text-transform="none" style:text-line-through-style="none" fo:font-style="normal" style:text-underline-style="none" fo:font-weight="bold" style:text-blinking="false" fo:background-color="transparent"/>
    </style:style>
    <style:style style:name="T28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29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30" style:family="text">
      <style:text-properties fo:font-variant="normal" fo:text-transform="none" style:text-line-through-style="none" style:font-name="Liberation Serif" fo:font-style="normal" style:text-underline-style="none" style:text-blinking="false" fo:background-color="transparent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font-style="normal" style:text-underline-style="solid" style:text-underline-width="auto" style:text-underline-color="font-color" fo:background-color="transparent"/>
    </style:style>
    <style:style style:name="T32" style:family="text">
      <style:text-properties style:font-name="Liberation Serif" fo:font-size="12pt"/>
    </style:style>
    <style:style style:name="T33" style:family="text">
      <style:text-properties style:font-name="Liberation Serif" fo:font-size="12pt" fo:font-weight="normal" style:font-weight-asian="normal" style:font-weight-complex="normal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font-size-asian="12pt" style:font-weight-asian="normal" style:font-size-complex="12pt" style:font-weight-complex="normal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0000" style:font-name="Liberation Serif" fo:font-size="12pt" style:font-size-asian="12pt" style:font-size-complex="12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1. ¿Cuáles son los paradigmas de programación más importantes? Enumérelos y descríbalos.</text:p>
      <text:p text:style-name="P26"><text:tab/><text:bookmark text:name="docs-internal-guid-7f33b33e-a031-3510-00b3-ee8d50891833"/><text:span text:style-name="T19">- </text:span><text:span text:style-name="T22">Imperativa</text:span><text:span text:style-name="T19">. Los programas imperativos son un conjunto de instrucciones que le indican <text:tab/>al computador cómo realizar una tarea.</text:span></text:p>
      <text:p text:style-name="P16"><text:span text:style-name="T25"><text:tab/>- </text:span><text:span text:style-name="T31">Funcional.</text:span><text:span text:style-name="T28"> </text:span><text:span text:style-name="T25">La programación funcional se basa en el concepto de función de corte más <text:tab/>matemático que no maneja datos mutables o de estado</text:span></text:p>
      <text:p text:style-name="P16"><text:span text:style-name="T25"><text:tab/>- </text:span><text:span text:style-name="T31">Lógica.</text:span><text:span text:style-name="T28"> </text:span><text:span text:style-name="T26">La programación lógica gira en torno al concepto de predicado, o relación entre <text:tab/>elementos.</text:span></text:p>
      <text:p text:style-name="P18"><text:span text:style-name="T19"><text:tab/>- </text:span><text:span text:style-name="T22">Orientada a objetos.</text:span><text:span text:style-name="T16"> </text:span><text:span text:style-name="T19">Este paradigma usa los objetos en sus interacciones, para diseñar <text:tab/>aplicaciones y programas informáticos</text:span></text:p>
      <text:p text:style-name="P18"><text:span text:style-name="T19"/></text:p>
      <text:p text:style-name="P30">2. ¿Cuáles son las principales diferencias entre un sistema de control de cambios y configuraciones distribuido y uno centralizado?</text:p>
      <text:p text:style-name="P25"><text:span text:style-name="T43"><text:tab/></text:span><text:bookmark text:name="docs-internal-guid-7f33b33e-a031-864f-508b-bf642124e965"/><text:span text:style-name="T19">El distribuido contiene varios repositorios en distintos servidores.</text:span></text:p>
      <text:p text:style-name="P15"><text:span text:style-name="T23"><text:tab/>El centralizado es un único repositorio alojado en un servidor.</text:span></text:p>
      <text:p text:style-name="P26"><text:tab/></text:p>
      <text:p text:style-name="P30">3. ¿Que es un registro de activación (stack frame)?</text:p>
      <text:p text:style-name="P9"><text:bookmark text:name="docs-internal-guid-7f33b33e-a02f-42d4-a95b-299e3d492d58"/><text:span text:style-name="T12"><text:tab/></text:span><text:span text:style-name="T19">El stack frame es el bloque de información que se guarda en la pila para realizar un procedimiento o una llamada a función</text:span></text:p>
      <text:p text:style-name="P9"><text:span text:style-name="T19"/></text:p>
      <text:p text:style-name="P7"><text:span text:style-name="T42">4. Considere los lenguajes imperativos: ¿En que zona de la memoria se suelen almacenar las variables locales?</text:span></text:p>
      <text:p text:style-name="P9"><text:span text:style-name="T2"><text:tab/>En memoria principal.</text:span></text:p>
      <text:p text:style-name="P10"><text:span text:style-name="T2"/></text:p>
      <text:p text:style-name="P30">5. ¿Qué es un subprograma?</text:p>
      <text:p text:style-name="P26"><text:tab/><text:bookmark text:name="docs-internal-guid-7f33b33e-a02e-9ba4-c23e-461abbaa2af2"/><text:span text:style-name="T19">Un subprograma es una rutina, procedimiento o conjunto de instrucciones que realizan una labor específica. Los subprogramas o subrutinas nacieron de la necesidad de no repetir innecesariamente un trabajo ya hecho. Pueden invocarse desde el cuerpo del programa principal cuantas veces se desee.</text:span></text:p>
      <text:p text:style-name="P26"><text:span text:style-name="T19"/></text:p>
      <text:p text:style-name="P30">6. ¿Qué es git?</text:p>
      <text:p text:style-name="P26"><text:tab/><text:span text:style-name="T1">Es un software de gestión de versiones.</text:span></text:p>
      <text:p text:style-name="P26"/>
      <text:p text:style-name="P30">7. ¿Qué son github y bitbucket?</text:p>
      <text:p text:style-name="P26"><text:tab/><text:bookmark text:name="docs-internal-guid-7f33b33e-a033-c06b-8132-975afcbd9999"/><text:span text:style-name="T19">Servicios web que permiten el alojamiento de repositorios creados con git, y en el caso de bitbucket, también con mercurial, otro gestor de versiones.</text:span></text:p>
      <text:p text:style-name="P26"/>
      <text:p text:style-name="P30">8. ¿Qué es un repositorio?</text:p>
      <text:p text:style-name="P26"><text:tab/><text:bookmark text:name="docs-internal-guid-7f33b33e-a033-08f8-e092-0f69d5346607"/><text:span text:style-name="T19">Un repositorio es un sitio centralizado donde se almacena y mantiene información digital, habitualmente bases de datos o archivos informáticos.</text:span></text:p>
      <text:p text:style-name="P9"><text:line-break/><text:span text:style-name="T38">9. ¿Qué es una rama?</text:span></text:p>
      <text:p text:style-name="P26"><text:span text:style-name="T12"><text:tab/></text:span><text:span text:style-name="T19">Es una linea de desarrollo del código.</text:span></text:p>
      <text:p text:style-name="P26"><text:span text:style-name="T12"/></text:p>
      <text:p text:style-name="P30">10. ¿Qué es una etiqueta (tag)?</text:p>
      <text:p text:style-name="P26"><text:tab/><text:span text:style-name="T1">Nombre simbólico para un commit.</text:span></text:p>
      <text:p text:style-name="P26"/>
      <text:p text:style-name="P30">11. ¿Qué es un asiento (commit)?</text:p>
      <text:p text:style-name="P26"><text:tab/><text:bookmark text:name="docs-internal-guid-7f33b33e-a036-ab19-b526-34388806d2d4"/><text:span text:style-name="T19">Commit es una orden git que envía los cambios realizados en los ficheros que estén en la staging area hasta el repositorio.</text:span></text:p>
      <text:p text:style-name="P9"><text:soft-page-break/><text:line-break/></text:p>
      <text:p text:style-name="P30">12. ¿Qué es un escenario (stage o index)?</text:p>
      <text:p text:style-name="P31"><text:tab/></text:p>
      <text:p text:style-name="P30">13. Complete los comandos:</text:p>
      <text:p text:style-name="P32">$ git config ________ user._____ "Firstname Lastname"</text:p>
      <text:p text:style-name="P31">$ git config ________ user._____ "your_email@youremail.com"</text:p>
      <text:p text:style-name="P31"/>
      <text:p text:style-name="P30">14. ¿Cómo se pueden ver los valores de una configuración git?</text:p>
      <text:p text:style-name="P31"/>
      <text:p text:style-name="P30">15. ¿Cómo se puede hacer que git ignore ciertos ficheros?</text:p>
      <text:p text:style-name="P31"/>
      <text:p text:style-name="P30">16. ¿Cómo se crea un repositorio git?</text:p>
      <text:p text:style-name="P31"/>
      <text:p text:style-name="P30">17. ¿Cómo se clona un repositorio git?</text:p>
      <text:p text:style-name="P30"/>
      <text:p text:style-name="P30">18. ¿Cómo se añaden cambios para que están bajo el control de git?</text:p>
      <text:p text:style-name="P30"/>
      <text:p text:style-name="P30">19. ¿Cómo se envían los cambios añadidos al repositorio?</text:p>
      <text:p text:style-name="P30"/>
      <text:p text:style-name="P30">20. ¿Cómo se configura qué editor se ejecuta para los mensajes de registro (log)?</text:p>
      <text:p text:style-name="P24"/>
      <text:p text:style-name="P31">git config --global core.________ ________</text:p>
      <text:p text:style-name="P26"/>
      <text:p text:style-name="P30">21. ¿Para qué sirven y en qué difieren los ficheros /etc/gitconfig, ~/.gitconfig ~/.git/config?</text:p>
      <text:p text:style-name="P30"/>
      <text:p text:style-name="P30">22. ¿Cómo se ve el estado de mis ficheros con respecto al repositorio?</text:p>
      <text:p text:style-name="P30"/>
      <text:p text:style-name="P30">23. ¿Qué significa que un fichero aparezca en la sección Changes to be committed: del estado de git?</text:p>
      <text:p text:style-name="P30"/>
      <text:p text:style-name="P30">24. ¿Qué significa que un fichero aparezca en la sección new file: del estado de git?</text:p>
      <text:p text:style-name="P30"/>
      <text:p text:style-name="P30">25. ¿Qué significa que un fichero aparezca en la sección modified:: del estado de git?</text:p>
      <text:p text:style-name="P30"/>
      <text:p text:style-name="P30">26. ¿Qué significa que un fichero este sin rastrear (untracked)?</text:p>
      <text:p text:style-name="P30"/>
      <text:p text:style-name="P30">27. ¿Qué compara el comando git diff cuando no se le pasan opciones?</text:p>
      <text:p text:style-name="P30"/>
      <text:p text:style-name="P30">28. ¿Qué opción hay que pasarle a git commit para especificar el mensaje de log y evitar que abra el editor?</text:p>
      <text:p text:style-name="P30"/>
      <text:p text:style-name="P30">29. ¿Qué opción hay que pasarle a git commit para que añada todos los cambios efectuados en</text:p>
      <text:p text:style-name="P30">ficheros rastreados (tracked)?</text:p>
      <text:p text:style-name="P30"/>
      <text:p text:style-name="P30">30. ¿Qué información muestra por la consola git log para cada asiento (commit) cuando se llama sin argumentos?</text:p>
      <text:p text:style-name="P30"/>
      <text:p text:style-name="P30">31. ¿Qué hace la opción --graph de git log?</text:p>
      <text:p text:style-name="P31"/>
      <text:p text:style-name="P30">32. ¿Qué muestra el comando git remote?</text:p>
      <text:p text:style-name="P30"/>
      <text:p text:style-name="P30"><text:soft-page-break/>33. ¿Qué muestra el comando git remote -v?</text:p>
      <text:p text:style-name="P30"/>
      <text:p text:style-name="P30">34. ¿Cómo se añade un nuevo repositorio remoto?</text:p>
      <text:p text:style-name="P26"/>
      <text:p text:style-name="P30">35. ¿Qué repositorio remoto queda establecido cuando se hace git clone?</text:p>
      <text:p text:style-name="P30"/>
      <text:p text:style-name="P30">36. ¿Cómo se envían los cambios en el repositorio local en la rama master al repositorio remoto</text:p>
      <text:p text:style-name="P30">apuntado por origin?</text:p>
      <text:p text:style-name="P31"/>
      <text:p text:style-name="P30">37. ¿Cuál es el comando para generar una pareja clave-privada clave-pública? ¿Con qué argumentos</text:p>
      <text:p text:style-name="P30">se llama?</text:p>
      <text:p text:style-name="P30"/>
      <text:p text:style-name="P30">38. ¿Qué permisos debe tener la clave privada y dónde debe estar?</text:p>
      <text:p text:style-name="P30"/>
      <text:p text:style-name="P30">39. En el contexto de las herramienta de construcción ¿Qué es una dependencia?</text:p>
      <text:p text:style-name="P30"/>
      <text:p text:style-name="P30">40. ¿Qué es Rake?</text:p>
      <text:p text:style-name="P30"/>
      <text:p text:style-name="P30">41. ¿Cómo se describe una tarea en Rake?</text:p>
      <text:p text:style-name="P30"/>
      <text:p text:style-name="P30">42. ¿Qué muestra el comando rake -T?</text:p>
      <text:p text:style-name="P30"/>
      <text:p text:style-name="P30">43. ¿Qué indican los siguientes prefijos/sufijos?</text:p>
      <text:p text:style-name="P31"/>
      <text:p text:style-name="P31">$</text:p>
      <text:p text:style-name="P31">@</text:p>
      <text:p text:style-name="P31">@@</text:p>
      <text:p text:style-name="P26"/>
      <text:p text:style-name="P30">44. ¿Qué números son 010, 0x1F, 0b1111?</text:p>
      <text:p text:style-name="P30"/>
      <text:p text:style-name="P30">45. ¿Es correcto escribir subguiones en un número (por ejemplo: 1_000_000)?</text:p>
      <text:p text:style-name="P30"/>
      <text:p text:style-name="P30">46. ¿Qué diferencia hay entre "\t\n" y ’\t\n’?</text:p>
      <text:p text:style-name="P30"/>
      <text:p text:style-name="P30">47. ¿Cómo funciona %q? ¿Qué es %q{hello world\n}? ¿Qué es %q{’a’ ’b’ ’c’}?</text:p>
      <text:p text:style-name="P30"/>
      <text:p text:style-name="P30">48. ¿Cómo funciona %Q? ¿Qué es %Q{hello world\n}? ¿Qué es %Q{"a" "b" "c"}?</text:p>
      <text:p text:style-name="P30"/>
      <text:p text:style-name="P30">49. ¿Qué queda en c?</text:p>
      <text:p text:style-name="P3"><text:bookmark text:name="docs-internal-guid-7f33b33e-a04f-2bcb-bb74-e23552b9aa2f"/><text:s/><text:tab/><text:span text:style-name="T41">irb(main):001:0&gt; a = 4</text:span></text:p>
      <text:p text:style-name="P21">=&gt; 4</text:p>
      <text:p text:style-name="P21">irb(main):002:0&gt; b =2</text:p>
      <text:p text:style-name="P21">=&gt; 2</text:p>
      <text:p text:style-name="P21">irb(main):003:0&gt; c = &lt;&lt;HERE</text:p>
      <text:p text:style-name="P21">irb(main):004:0" --#{a}--</text:p>
      <text:p text:style-name="P21">irb(main):005:0" --#{b}--</text:p>
      <text:p text:style-name="P21">irb(main):006:0" HERE</text:p>
      <text:p text:style-name="P9"><text:line-break/></text:p>
      <text:p text:style-name="P26"><text:soft-page-break/><text:span text:style-name="T38">50. ¿Qué queda en c?</text:span></text:p>
      <text:p text:style-name="P3"><text:bookmark text:name="docs-internal-guid-7f33b33e-a050-9ad1-6f08-469109c10fd9"/><text:tab/><text:span text:style-name="T41">irb(main):001:0&gt; a = 4</text:span></text:p>
      <text:p text:style-name="P12"><text:tab/>=&gt; 4</text:p>
      <text:p text:style-name="P12"><text:tab/>irb(main):002:0&gt; b =2</text:p>
      <text:p text:style-name="P12"><text:tab/>=&gt; 2</text:p>
      <text:p text:style-name="P12"><text:tab/>irb(main):008:0&gt; c = &lt;&lt;’HERE’</text:p>
      <text:p text:style-name="P12"><text:tab/>irb(main):009:0’ --#{a}--</text:p>
      <text:p text:style-name="P12"><text:tab/>irb(main):010:0’ --#{b}--</text:p>
      <text:p text:style-name="P12"><text:tab/>irb(main):011:0’ HERE</text:p>
      <text:p text:style-name="P9"><text:line-break/></text:p>
      <text:p text:style-name="P30">51. s = "hello". ¿Cuál es el valor de las siguientes expresiones?</text:p>
      <text:p text:style-name="P8"><text:bookmark text:name="docs-internal-guid-7f33b33e-a050-0665-8bb7-cf8f824a1409"/><text:span text:style-name="T15"><text:tab/></text:span><text:span text:style-name="T14">s[0,2] </text:span><text:span text:style-name="T9">→ </text:span><text:span text:style-name="T18">“</text:span><text:span text:style-name="T21">he”</text:span></text:p>
      <text:p text:style-name="P17"><text:span text:style-name="T25"><text:tab/>s[-1,1] </text:span><text:span text:style-name="T28">→ </text:span><text:span text:style-name="T17">“</text:span><text:span text:style-name="T20">o”</text:span></text:p>
      <text:p text:style-name="P7"><text:span text:style-name="T24"><text:tab/>s[0,10] </text:span><text:span text:style-name="T29">→ </text:span><text:span text:style-name="T16">“</text:span><text:span text:style-name="T19">hello”</text:span></text:p>
      <text:p text:style-name="P7"><text:span text:style-name="T19"/></text:p>
      <text:p text:style-name="P30">52. ¿Qué queda en g?</text:p>
      <text:p text:style-name="P24"><text:tab/><text:span text:style-name="T39">&gt;&gt; g = "hello"</text:span></text:p>
      <text:p text:style-name="P32"><text:tab/>=&gt; "hello"</text:p>
      <text:p text:style-name="P32"><text:tab/>&gt;&gt; g &lt;&lt; " world"</text:p>
      <text:p text:style-name="P24"/>
      <text:p text:style-name="P30">53. ¿Qué queda en e?</text:p>
      <text:p text:style-name="P30"><text:tab/><text:span text:style-name="T41">&gt;&gt; e = ’.’*3</text:span></text:p>
      <text:p text:style-name="P24"/>
      <text:p text:style-name="P30">54. ¿Cuál es el resultado?</text:p>
      <text:p text:style-name="P30"><text:tab/><text:span text:style-name="T41">&gt;&gt; a = 1</text:span></text:p>
      <text:p text:style-name="P32"><text:tab/>=&gt; 1</text:p>
      <text:p text:style-name="P32"><text:tab/>&gt;&gt; "#{a=a+1} "*3</text:p>
      <text:p text:style-name="P30"/>
      <text:p text:style-name="P30">55. ¿Qué es esto? <text:span text:style-name="T41">%w[this is a test]</text:span></text:p>
      <text:p text:style-name="P30"/>
      <text:p text:style-name="P30">56. ¿Qué es esto? <text:span text:style-name="T41">%w[\t \n]</text:span></text:p>
      <text:p text:style-name="P30"/>
      <text:p text:style-name="P30">57. ¿Qué es esto? %W[\t \n]</text:p>
      <text:p text:style-name="P30"/>
      <text:p text:style-name="P30">58. ¿Qué contiene nils?<text:span text:style-name="T41"> nils = Array.new(3)</text:span></text:p>
      <text:p text:style-name="P30"/>
      <text:p text:style-name="P30">59. ¿Qué contiene zeros? <text:span text:style-name="T41">zeros = Array.new(3, 0)</text:span></text:p>
      <text:p text:style-name="P30"/>
      <text:p text:style-name="P30">60. ¿Qué queda en b?</text:p>
      <text:p text:style-name="P32"><text:tab/>&gt;&gt; x = [[1,2],[3,4]]</text:p>
      <text:p text:style-name="P32"><text:tab/>=&gt; [[1, 2], [3, 4]]</text:p>
      <text:p text:style-name="P32"><text:tab/>&gt;&gt; b = Array.new(x)</text:p>
      <text:p text:style-name="P30"/>
      <text:p text:style-name="P30">61. ¿Qué queda en c?</text:p>
      <text:p text:style-name="P32"><text:tab/>&gt;&gt; c = Array.new(3) { |i| 2*i }</text:p>
      <text:p text:style-name="P30"/>
      <text:p text:style-name="P30"/>
      <text:p text:style-name="P30"/>
      <text:p text:style-name="P30"><text:soft-page-break/></text:p>
      <text:p text:style-name="P30">62. ¿Cuál es el resultado de cada una de estas operaciones?</text:p>
      <text:p text:style-name="P30"><text:tab/><text:bookmark text:name="docs-internal-guid-7f33b33e-a055-fdf8-fa98-bc76fe8f5beb"/><text:span text:style-name="T24">&gt;&gt; a = (’a’..’e’).to_a</text:span></text:p>
      <text:p text:style-name="P12"><text:tab/>=&gt; ["a", "b", "c", "d", "e"]</text:p>
      <text:p text:style-name="P12"><text:tab/>&gt;&gt; a[1,1]</text:p>
      <text:p text:style-name="P12"><text:tab/>=&gt;</text:p>
      <text:p text:style-name="P12"><text:tab/>&gt;&gt; a[-2,2]</text:p>
      <text:p text:style-name="P12"><text:tab/>=&gt;</text:p>
      <text:p text:style-name="P12"><text:tab/>&gt;&gt; a[0..2]</text:p>
      <text:p text:style-name="P12"><text:tab/>=&gt;</text:p>
      <text:p text:style-name="P12"><text:tab/>&gt;&gt; a[0...1]</text:p>
      <text:p text:style-name="P12"><text:tab/>=&gt;</text:p>
      <text:p text:style-name="P12"><text:tab/>&gt;&gt; a[-2..-1]</text:p>
      <text:p text:style-name="P20"><text:span text:style-name="T13"><text:tab/>=&gt;</text:span></text:p>
      <text:p text:style-name="P19"><text:span text:style-name="T13"/></text:p>
      <text:p text:style-name="P30">63. ¿Cuál es el resultado de cada una de estas operaciones?</text:p>
      <text:p text:style-name="P30"><text:tab/><text:bookmark text:name="docs-internal-guid-7f33b33e-a056-7cd8-5825-c6440c5a85f8"/><text:span text:style-name="T24">&gt;&gt; a</text:span></text:p>
      <text:p text:style-name="P12"><text:tab/>=&gt; ["a", "b", "c", "d", "e"]</text:p>
      <text:p text:style-name="P12"><text:tab/>&gt;&gt; a[0,2] = %w{A B}</text:p>
      <text:p text:style-name="P12"><text:tab/>=&gt; ["A", "B"]</text:p>
      <text:p text:style-name="P12"><text:tab/>&gt;&gt; a</text:p>
      <text:p text:style-name="P12"><text:tab/>=&gt;</text:p>
      <text:p text:style-name="P12"><text:tab/>&gt;&gt; a[2..5] = %w{C D E}</text:p>
      <text:p text:style-name="P12"><text:tab/>=&gt; ["C", "D", "E"]</text:p>
      <text:p text:style-name="P12"><text:tab/>&gt;&gt; a</text:p>
      <text:p text:style-name="P12"><text:tab/>=&gt;</text:p>
      <text:p text:style-name="P12"><text:tab/>&gt;&gt; a[0,0] = [1,2,3]</text:p>
      <text:p text:style-name="P12"><text:tab/>=&gt; [1, 2, 3]</text:p>
      <text:p text:style-name="P12"><text:tab/>&gt;&gt; a</text:p>
      <text:p text:style-name="P12"><text:tab/>=&gt;</text:p>
      <text:p text:style-name="P12"><text:tab/>&gt;&gt; a[0,2] = []</text:p>
      <text:p text:style-name="P12"><text:tab/>=&gt; []</text:p>
      <text:p text:style-name="P12"><text:tab/>&gt;&gt; a</text:p>
      <text:p text:style-name="P12"><text:tab/>=&gt;</text:p>
      <text:p text:style-name="P12"><text:tab/>&gt;&gt; a[-1,1] = [ ’Z’ ]</text:p>
      <text:p text:style-name="P12"><text:tab/>=&gt; ["Z"]</text:p>
      <text:p text:style-name="P12"><text:tab/>&gt;&gt; a</text:p>
      <text:p text:style-name="P12"><text:tab/>=&gt;</text:p>
      <text:p text:style-name="P12"><text:tab/>&gt;&gt; a[-2,2] = nil</text:p>
      <text:p text:style-name="P12"><text:tab/>=&gt; nil</text:p>
      <text:p text:style-name="P12"><text:tab/>&gt;&gt; a</text:p>
      <text:p text:style-name="P12"><text:tab/>=&gt;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30">64. ¿Cuál es el resultado de cada una de estas operaciones?</text:p>
      <text:p text:style-name="P32"><text:tab/><text:bookmark text:name="docs-internal-guid-7f33b33e-a057-e6e4-6c94-5207ffd214a5"/><text:span text:style-name="T25">&gt;&gt; a = (1...4).to_a</text:span></text:p>
      <text:p text:style-name="P12"><text:tab/>=&gt;</text:p>
      <text:p text:style-name="P12"><text:tab/>&gt;&gt; a = a + [4, 5]</text:p>
      <text:p text:style-name="P12"><text:tab/>=&gt;</text:p>
      <text:p text:style-name="P12"><text:tab/>&gt;&gt; a += [[6, 7, 8]]</text:p>
      <text:p text:style-name="P12"><text:tab/>=&gt;</text:p>
      <text:p text:style-name="P20"><text:span text:style-name="T13"><text:tab/>&gt;&gt; a = a + 9</text:span></text:p>
      <text:p text:style-name="P4"/>
      <text:p text:style-name="P4"><text:bookmark text:name="docs-internal-guid-7f33b33e-a057-3fe0-9a35-e0bc4af1f051"/>65. ¿Cual es el resultado de cada una de estas operaciones?</text:p>
      <text:p text:style-name="P12"><text:tab/>&gt;&gt; a = []</text:p>
      <text:p text:style-name="P12"><text:tab/>=&gt; []</text:p>
      <text:p text:style-name="P12"><text:tab/>&gt;&gt; a &lt;&lt; 1</text:p>
      <text:p text:style-name="P12"><text:tab/>=&gt;</text:p>
      <text:p text:style-name="P12"><text:tab/>&gt;&gt; a &lt;&lt; 2 &lt;&lt; 3</text:p>
      <text:p text:style-name="P12"><text:tab/>=&gt;</text:p>
      <text:p text:style-name="P12"><text:tab/>&gt;&gt; a &lt;&lt; [4, 5, 6]</text:p>
      <text:p text:style-name="P12"><text:tab/>=&gt;</text:p>
      <text:p text:style-name="P12"><text:tab/>&gt;&gt; a.concat [7, 8]</text:p>
      <text:p text:style-name="P12"><text:tab/>=&gt;</text:p>
      <text:p text:style-name="P6"/>
      <text:p text:style-name="P27">66. ¿Cuáles el resultado de cada una de estas operaciones?</text:p>
      <text:p text:style-name="P2"><text:bookmark text:name="docs-internal-guid-7f33b33e-a05a-35cb-6e4a-1a8ac196b9c2"/><text:tab/><text:span text:style-name="T33">&gt;&gt; x = %w{a b c b a}</text:span></text:p>
      <text:p text:style-name="P12"><text:tab/>=&gt;</text:p>
      <text:p text:style-name="P12"><text:tab/>&gt;&gt; x = x - %w{b c d}</text:p>
      <text:p text:style-name="P12"><text:tab/>=&gt;</text:p>
      <text:p text:style-name="Text_20_body"/>
      <text:p text:style-name="P27">67. ¿Cuál es el resultado de cada una de estas operaciones?</text:p>
      <text:p text:style-name="P29"><text:span text:style-name="T37"><text:tab/></text:span><text:bookmark text:name="docs-internal-guid-7f33b33e-a05b-dba0-a84c-cbd8bd4c65ca"/><text:span text:style-name="T30">&gt;&gt; z = [0]*8</text:span></text:p>
      <text:p text:style-name="P14"><text:span text:style-name="T6"><text:tab/>=&gt;</text:span></text:p>
      <text:p text:style-name="P27"/>
      <text:p text:style-name="P27">68. ¿Cuál es el resultado de cada una de estas operaciones?</text:p>
      <text:p text:style-name="P5"><text:bookmark text:name="docs-internal-guid-7f33b33e-a05d-44f3-989a-8f859c720a2e"/><text:tab/>&gt;&gt; a = [1, 1, 2, 2, 3, 3, 4]</text:p>
      <text:p text:style-name="P12"><text:tab/>=&gt; [1, 1, 2, 2, 3, 3, 4]</text:p>
      <text:p text:style-name="P12"><text:tab/>&gt;&gt; b = [5, 5, 4, 4, 3, 3, 2]</text:p>
      <text:p text:style-name="P12"><text:tab/>=&gt; [5, 5, 4, 4, 3, 3, 2]</text:p>
      <text:p text:style-name="P12"><text:tab/>&gt;&gt; c = a | b</text:p>
      <text:p text:style-name="P12"><text:tab/>=&gt;</text:p>
      <text:p text:style-name="P12"><text:tab/>&gt;&gt; d = b | a</text:p>
      <text:p text:style-name="P12"><text:tab/>=&gt;</text:p>
      <text:p text:style-name="P12"><text:tab/>&gt;&gt; e = a &amp; b</text:p>
      <text:p text:style-name="P12"><text:tab/>=&gt;</text:p>
      <text:p text:style-name="P12"><text:tab/>&gt;&gt; f = b &amp; a</text:p>
      <text:p text:style-name="P12"><text:soft-page-break/><text:tab/>=&gt;</text:p>
      <text:p text:style-name="Text_20_body"/>
      <text:p text:style-name="P27">69. ¿Qué resultados dan las siguientes operaciones?</text:p>
      <text:p text:style-name="P2"><text:bookmark text:name="docs-internal-guid-7f33b33e-a062-d6c1-1ea8-0521a1eb86c6"/><text:tab/><text:span text:style-name="T33">&gt;&gt; a = 1..10</text:span></text:p>
      <text:p text:style-name="P22">=&gt; 1..10</text:p>
      <text:p text:style-name="P22">&gt;&gt; a.class</text:p>
      <text:p text:style-name="P22">=&gt; Range</text:p>
      <text:p text:style-name="P22">&gt;&gt; a.to_a</text:p>
      <text:p text:style-name="P22">=&gt;</text:p>
      <text:p text:style-name="P22">&gt;&gt; b = 1...10</text:p>
      <text:p text:style-name="P22">=&gt; 1....10</text:p>
      <text:p text:style-name="P22">&gt;&gt; b.to_a</text:p>
      <text:p text:style-name="P22">=&gt;</text:p>
      <text:p text:style-name="P22">&gt;&gt; b.include? 10</text:p>
      <text:p text:style-name="P22">=&gt;</text:p>
      <text:p text:style-name="P22">&gt;&gt; b.include? 8</text:p>
      <text:p text:style-name="P22">=&gt;</text:p>
      <text:p text:style-name="P22">&gt;&gt; b.step(2) {|x| print "#{x} " }</text:p>
      <text:p text:style-name="P23"><text:span text:style-name="T6">&gt;&gt; 1..3.to_a</text:span><text:line-break/></text:p>
      <text:p text:style-name="P27">70. ¿Qué resultados dan las siguientes operaciones?</text:p>
      <text:p text:style-name="P1"><text:bookmark text:name="docs-internal-guid-7f33b33e-a05e-ae80-73e3-57a4e04a152e"/><text:tab/><text:span text:style-name="T33">&gt;&gt; r = 0...100</text:span></text:p>
      <text:p text:style-name="P12"><text:tab/>=&gt; 0....100</text:p>
      <text:p text:style-name="P12"><text:tab/>&gt;&gt; r.member? 50</text:p>
      <text:p text:style-name="P12"><text:tab/>=&gt;</text:p>
      <text:p text:style-name="P12"><text:tab/>&gt;&gt; r.include? 99.9</text:p>
      <text:p text:style-name="P12"><text:tab/>=&gt;</text:p>
      <text:p text:style-name="P12"><text:tab/>&gt;&gt; r.member? 99.9</text:p>
      <text:p text:style-name="P14"><text:span text:style-name="T6"><text:tab/>=&gt;</text:span><text:line-break/></text:p>
      <text:p text:style-name="P27">71. ¿Qué resultados dan las siguientes operaciones?</text:p>
      <text:p text:style-name="P28"/>
      <text:p text:style-name="P28"><text:tab/>&gt;&gt; true.class</text:p>
      <text:p text:style-name="P28"><text:tab/>=&gt;</text:p>
      <text:p text:style-name="P28"><text:tab/>&gt;&gt; false.class</text:p>
      <text:p text:style-name="P28"><text:tab/>=&gt;</text:p>
      <text:p text:style-name="P28"><text:tab/>&gt;&gt; puts "hello" if 0</text:p>
      <text:p text:style-name="P28"><text:tab/>&gt;&gt; puts "hello" if nil</text:p>
      <text:p text:style-name="P28"><text:tab/>&gt;&gt; puts "hello" if ""</text:p>
      <text:p text:style-name="P28"><text:tab/>&gt;&gt;</text:p>
      <text:p text:style-name="P28"/>
      <text:p text:style-name="P27">72. ¿Qué resultados dan las siguientes operaciones?</text:p>
      <text:p text:style-name="P5"><text:bookmark text:name="docs-internal-guid-7f33b33e-a062-3bad-c909-09400d43c53b"/><text:tab/>&gt;&gt; x = :sym</text:p>
      <text:p text:style-name="P12"><text:tab/>=&gt; :sym</text:p>
      <text:p text:style-name="P12"><text:tab/>&gt;&gt; x.class</text:p>
      <text:p text:style-name="P17"><text:span text:style-name="T25"><text:tab/>=&gt; </text:span></text:p>
      <text:p text:style-name="P12"><text:tab/>&gt;&gt; x == ’sym’</text:p>
      <text:p text:style-name="P17"><text:soft-page-break/><text:span text:style-name="T25"><text:tab/>=&gt; </text:span></text:p>
      <text:p text:style-name="P12"><text:tab/>&gt;&gt; x == :sym</text:p>
      <text:p text:style-name="P17"><text:span text:style-name="T25"><text:tab/>=&gt;</text:span></text:p>
      <text:p text:style-name="P12"><text:tab/>&gt;&gt; z = :’a long symbol’</text:p>
      <text:p text:style-name="P12"><text:tab/>=&gt; :"a long symbol"</text:p>
      <text:p text:style-name="P12"><text:tab/>&gt;&gt; z.class</text:p>
      <text:p text:style-name="P17"><text:bookmark text:name="docs-internal-guid-7f33b33e-a063-31be-56b0-ee05c66e291e"/><text:span text:style-name="T25"><text:tab/>=&gt;</text:span><text:span text:style-name="T25">l </text:span></text:p>
      <text:p text:style-name="P12"><text:tab/>&gt;&gt; x == ’sym’.to_sym</text:p>
      <text:p text:style-name="P17"><text:span text:style-name="T25"><text:tab/>=&gt; </text:span></text:p>
      <text:p text:style-name="P12"><text:tab/>&gt;&gt; x.to_s == ’sym’</text:p>
      <text:p text:style-name="P17"><text:span text:style-name="T25"><text:tab/>=&gt; </text:span></text:p>
      <text:p text:style-name="P13">73. ¿Que resultados se dan?</text:p>
      <text:p text:style-name="P12"><text:tab/>&gt;&gt; s = "Ruby"</text:p>
      <text:p text:style-name="P12"><text:tab/>=&gt; "Ruby"</text:p>
      <text:p text:style-name="P12"><text:tab/>&gt;&gt; t = s</text:p>
      <text:p text:style-name="P12"><text:tab/>=&gt; "Ruby"</text:p>
      <text:p text:style-name="P12"><text:tab/>&gt;&gt; t[-1] = ""</text:p>
      <text:p text:style-name="P12"><text:tab/>=&gt; ""</text:p>
      <text:p text:style-name="P12"><text:tab/>&gt;&gt; print s</text:p>
      <text:p text:style-name="P12"><text:tab/>Rub</text:p>
      <text:p text:style-name="P12"><text:tab/>&gt;&gt; t = "Java"</text:p>
      <text:p text:style-name="P12"><text:tab/>=&gt; "Java"</text:p>
      <text:p text:style-name="P12"><text:tab/>&gt;&gt; print s, t</text:p>
      <text:p text:style-name="P7"/>
      <text:p text:style-name="P30">74. ¿Qué resultados dan las siguientes operaciones?</text:p>
      <text:p text:style-name="P3"><text:bookmark text:name="docs-internal-guid-7f33b33e-a064-16cf-509f-f4b9169b4aae"/><text:tab/><text:span text:style-name="T41">&gt;&gt; x = { :a =&gt; 1, :b =&gt; 2 }</text:span></text:p>
      <text:p text:style-name="P12"><text:tab/>=&gt; {:b=&gt;2, :a=&gt;1}</text:p>
      <text:p text:style-name="P12"><text:tab/>&gt;&gt; x.keys</text:p>
      <text:p text:style-name="P17"><text:span text:style-name="T25"><text:tab/>=&gt;</text:span></text:p>
      <text:p text:style-name="P12"><text:tab/>&gt;&gt; x.values</text:p>
      <text:p text:style-name="P17"><text:span text:style-name="T25"><text:tab/>=&gt;</text:span></text:p>
      <text:p text:style-name="P12"><text:tab/>&gt;&gt; x[:c] = 3</text:p>
      <text:p text:style-name="P12"><text:tab/>=&gt; 3</text:p>
      <text:p text:style-name="P12"><text:tab/>&gt;&gt; x</text:p>
      <text:p text:style-name="P17"><text:span text:style-name="T25"><text:tab/>=&gt; </text:span></text:p>
      <text:p text:style-name="P12"><text:tab/>&gt;&gt; x.delete(’a’)</text:p>
      <text:p text:style-name="P12"><text:tab/>=&gt; nil</text:p>
      <text:p text:style-name="P12"><text:tab/>&gt;&gt; x</text:p>
      <text:p text:style-name="P17"><text:span text:style-name="T25"><text:tab/>=&gt; </text:span></text:p>
      <text:p text:style-name="P12"><text:tab/>&gt;&gt; x.delete(:a)</text:p>
      <text:p text:style-name="P12"><text:tab/>=&gt; 1</text:p>
      <text:p text:style-name="P12"><text:tab/>&gt;&gt; x</text:p>
      <text:p text:style-name="P17"><text:span text:style-name="T25"><text:tab/>=&gt;</text:span></text:p>
      <text:p text:style-name="P12"><text:tab/>&gt;&gt; x = { :a =&gt; 1, :b =&gt; 2, :c =&gt; 4 }</text:p>
      <text:p text:style-name="P12"><text:tab/>=&gt; {:b=&gt;2, :c=&gt;4, :a=&gt;1}</text:p>
      <text:p text:style-name="P12"><text:tab/>&gt;&gt; x.delete_if { |k,v| v % 2 == 0 }</text:p>
      <text:p text:style-name="P17"><text:soft-page-break/><text:span text:style-name="T25"><text:tab/>=&gt; </text:span></text:p>
      <text:p text:style-name="P12"><text:tab/>&gt;&gt; x</text:p>
      <text:p text:style-name="P17"><text:span text:style-name="T25"><text:tab/>=&gt;</text:span><text:span text:style-name="T28"> </text:span></text:p>
      <text:p text:style-name="Text_20_body"><text:line-break/></text:p>
      <text:p text:style-name="P27">75. ¿Cuál es el resultado?</text:p>
      <text:p text:style-name="P28"><text:tab/>&gt;&gt; "%d %s" % [3, "rubies"]</text:p>
      <text:p text:style-name="P28"><text:tab/>=&gt;</text:p>
      <text:p text:style-name="P28"><text:span text:style-name="T42">76. ¿Cuáles son los resultados?</text:span></text:p>
      <text:p text:style-name="P28"><text:tab/>&gt;&gt; x, y = 4, 5</text:p>
      <text:p text:style-name="P28"><text:tab/>=&gt; [4, 5]</text:p>
      <text:p text:style-name="P28"><text:tab/>&gt;&gt; z = x &gt; y ? x : y</text:p>
      <text:p text:style-name="P28"><text:tab/>=&gt; 5</text:p>
      <text:p text:style-name="P28"><text:tab/>&gt;&gt; x,y,z = [1,2,3]</text:p>
      <text:p text:style-name="P28"><text:tab/>=&gt; [1, 2, 3]</text:p>
      <text:p text:style-name="P28"/>
      <text:p text:style-name="P27">77. ¿Qué hace yield 4, 5?</text:p>
      <text:p text:style-name="P28"/>
      <text:p text:style-name="P28"><text:span text:style-name="T42">78. ¿Qué hace la siguiente sentencia?</text:span> counts = Hash.new(0) <text:span text:style-name="T42">¿Qué diferencia hay con la asignación counts = {}?</text:span></text:p>
      <text:p text:style-name="P28"/>
      <text:p text:style-name="P28"><text:span text:style-name="T42">79. ¿Qué retorna esta expresión? </text:span>’hello world, hello LPP’.scan /\w+/</text:p>
      <text:p text:style-name="P28"/>
      <text:p text:style-name="P27">80. Explique que hacen estas sentencias:</text:p>
      <text:p text:style-name="P28"/>
      <text:p text:style-name="P28"><text:tab/>c = { :a =&gt; 3, :b =&gt; 2, :c =&gt; 1 }</text:p>
      <text:p text:style-name="P28"><text:tab/>c.keys.sort.each { |k| puts c[k] }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es" style:country-asian="ES" style:font-name-complex="Lohit Hindi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2T18:20:54</dc:date>
    <dc:creator>Pedro Javier</dc:creator>
    <meta:generator>LibreOffice/3.5$Linux_X86_64 LibreOffice_project/350m1$Build-2</meta:generator>
    <meta:document-statistic meta:table-count="0" meta:image-count="0" meta:object-count="0" meta:page-count="9" meta:paragraph-count="306" meta:word-count="1658" meta:character-count="8576" meta:non-whitespace-character-count="7011"/>
  </office:meta>
</office:document-meta>
</file>